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Panel.keyPressed( Key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Panel.getDescriptionTextAre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serPanel.getMain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serPanel.setAdminFrame( AdminFrame adminFr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serPanel.keyReleased( Key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Panel.getUserInfo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serPanel.getAboveButton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UserPanel.getProvisioning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serPanel.setTree( JTree tre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Panel.getHotpSettings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serPanel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UserPanel.getSouth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UserPanel.saveAction( HauskeysUser hauskeysUs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UserPanel.getUserNorth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serPanel.checkStatu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serPanel.getSaveButt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UserPanel.saveAction( LocalUser localUs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UserPanel.saveAction( ExternalUser externalUs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UserPanel.getButton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UserPanel.User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serPanel.focusGained( Focus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Panel.getDeleteButton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UserPanel.getTree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Panel.setUserField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UserPanel.actionPerformed( java . awt . event . Action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Panel.saveActio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UserPanel.focusLost( Focus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Panel.getExternalLink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serPanel.getUserDependents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serPanel.isUpTo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Panel.statusChanged( StatusObject obj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serPanel.getCenterTabbedPa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UserPanel.getRevertButt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UserPanel.getGeneral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UserPanel.setTreeNode( DefaultMutableTree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serPanel.keyTyped( Key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Panel.getJCheckBox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